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style style:name="P3" style:family="paragraph" style:parent-style-name="Text_20_body">
      <style:text-properties fo:font-style="italic" officeooo:rsid="00c88091" officeooo:paragraph-rsid="00c88091" style:font-style-asian="italic" style:font-style-complex="italic"/>
    </style:style>
    <style:style style:name="P4" style:family="paragraph" style:parent-style-name="Text_20_body">
      <style:text-properties fo:font-style="italic" officeooo:rsid="00cf59eb" officeooo:paragraph-rsid="00cf59eb" style:font-style-asian="italic" style:font-style-complex="italic"/>
    </style:style>
    <style:style style:name="P5" style:family="paragraph" style:parent-style-name="Text_20_body">
      <style:text-properties fo:font-style="normal" officeooo:rsid="00ca15a8" officeooo:paragraph-rsid="00ca15a8" style:font-style-asian="normal" style:font-style-complex="normal"/>
    </style:style>
    <style:style style:name="P6" style:family="paragraph" style:parent-style-name="Text_20_body">
      <style:text-properties fo:font-style="normal" officeooo:rsid="00cd339b" officeooo:paragraph-rsid="00cd339b" style:font-style-asian="normal" style:font-style-complex="normal"/>
    </style:style>
    <style:style style:name="P7" style:family="paragraph" style:parent-style-name="Text_20_body">
      <style:text-properties fo:font-style="normal" officeooo:rsid="00cf59eb" officeooo:paragraph-rsid="00cf59eb" style:font-style-asian="normal" style:font-style-complex="normal"/>
    </style:style>
    <style:style style:name="P8" style:family="paragraph" style:parent-style-name="Text_20_body">
      <style:text-properties fo:font-style="normal" officeooo:rsid="00d3a6bb" officeooo:paragraph-rsid="00d3a6bb" style:font-style-asian="normal" style:font-style-complex="normal"/>
    </style:style>
    <style:style style:name="P9" style:family="paragraph" style:parent-style-name="Text_20_body">
      <style:text-properties fo:font-style="normal" officeooo:rsid="00d58fb1" officeooo:paragraph-rsid="00d58fb1" style:font-style-asian="normal" style:font-style-complex="normal"/>
    </style:style>
    <style:style style:name="P10" style:family="paragraph" style:parent-style-name="Text_20_body" style:list-style-name="L1">
      <style:text-properties officeooo:paragraph-rsid="00d9e25b"/>
    </style:style>
    <style:style style:name="P11" style:family="paragraph" style:parent-style-name="Text_20_body" style:list-style-name="L1">
      <style:text-properties officeooo:rsid="00d9e25b" officeooo:paragraph-rsid="00d9e25b"/>
    </style:style>
    <style:style style:name="P12" style:family="paragraph" style:parent-style-name="Text_20_body">
      <style:text-properties officeooo:rsid="00d9e25b" officeooo:paragraph-rsid="00d9e25b"/>
    </style:style>
    <style:style style:name="P13" style:family="paragraph" style:parent-style-name="Text_20_body">
      <style:text-properties officeooo:paragraph-rsid="00d7fa64"/>
    </style:style>
    <style:style style:name="P14" style:family="paragraph" style:parent-style-name="Text_20_body">
      <style:text-properties officeooo:rsid="00dc5f91" officeooo:paragraph-rsid="00dc5f91"/>
    </style:style>
    <style:style style:name="P15" style:family="paragraph" style:parent-style-name="Text_20_body">
      <style:paragraph-properties fo:text-align="center" style:justify-single-word="false"/>
      <style:text-properties officeooo:rsid="00dc5f91" officeooo:paragraph-rsid="00dc5f91"/>
    </style:style>
    <style:style style:name="P16" style:family="paragraph" style:parent-style-name="Text_20_body">
      <style:text-properties officeooo:rsid="00de42a0" officeooo:paragraph-rsid="00de42a0"/>
    </style:style>
    <style:style style:name="P17" style:family="paragraph" style:parent-style-name="Text_20_body">
      <style:text-properties officeooo:rsid="00e05f7d" officeooo:paragraph-rsid="00e05f7d"/>
    </style:style>
    <style:style style:name="P18" style:family="paragraph" style:parent-style-name="Heading_20_1">
      <style:text-properties officeooo:rsid="00e4e86a" officeooo:paragraph-rsid="00e4e86a"/>
    </style:style>
    <style:style style:name="T1" style:family="text">
      <style:text-properties officeooo:rsid="00cbaf94"/>
    </style:style>
    <style:style style:name="T2" style:family="text">
      <style:text-properties officeooo:rsid="00cdba60"/>
    </style:style>
    <style:style style:name="T3" style:family="text">
      <style:text-properties officeooo:rsid="00d03170"/>
    </style:style>
    <style:style style:name="T4" style:family="text">
      <style:text-properties officeooo:rsid="00d58fb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d9e25b" style:font-style-asian="normal" style:font-style-complex="normal"/>
    </style:style>
    <style:style style:name="T7" style:family="text">
      <style:text-properties fo:font-style="normal" officeooo:rsid="00d7fa64" style:font-style-asian="normal" style:font-style-complex="normal"/>
    </style:style>
    <style:style style:name="T8" style:family="text">
      <style:text-properties fo:font-style="normal" officeooo:rsid="00de2c9b" style:font-style-asian="normal" style:font-style-complex="normal"/>
    </style:style>
    <style:style style:name="T9" style:family="text">
      <style:text-properties fo:font-style="normal" officeooo:rsid="00df727b" style:font-style-asian="normal" style:font-style-complex="normal"/>
    </style:style>
    <style:style style:name="T10" style:family="text">
      <style:text-properties fo:font-style="normal" officeooo:rsid="00e0f0c8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df727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P3">Si quelqu'un a noté cette partie, peut-il me l'a communiquer ? :D Merci !</text:p>
      <text:p text:style-name="P5"/>
      <text:p text:style-name="P5">Le propre d'une innovation est l'amélioration du bien-être. C'est la dimension anthropique qui caractérise l'innovation, il faut penser l'innovation dans l'usage.</text:p>
      <text:p text:style-name="P5"/>
      <text:p text:style-name="P4"><text:span text:style-name="T3">De l'</text:span>innovation durable</text:p>
      <text:p text:style-name="P5">L'innovation doit être utile, il faut pour cela comprendre les utilisateurs-consommateur et anticiper le marché.<text:tab/><text:span text:style-name="T1">Il faut maximiser l'objectif qui est de répondre à un besoin ou un désir. Chacun prend des choix qu'il faut pouvoir soutenir : à quoi vais-je répondre ? Par exemple : aller au cinéma VS aller à la piscine (réflexion pour savoir lequel va me donner le plus de plaisir selon des facteurs contrainte comme le coût ou le temps).</text:span></text:p>
      <text:p text:style-name="P6">Développer de nouvelle technologie n'est ainsi pas la première priorité, <text:span text:style-name="T2">elle est importante si elle permet de servir au mieux les objectifs.</text:span></text:p>
      <text:p text:style-name="P7">Penser la culture d'entreprise et sa direction dans une politique de « progrès » permet d'avoir une posture innovante durable. Innover n'est pas une fin en soi mais seulement une condition / une méthode pour parvenir à ses objectifs.</text:p>
      <text:p text:style-name="P8">Il est nécessaire d'avoir de l'excellence pour réussir et ne pas rester sur de la médiocrité. Il faut penser son projet comme une entreprise et donc avoir une pensée entrepreneuriat, d'initiative. <text:span text:style-name="T4">Travailler en groupe aide à tout cela.</text:span></text:p>
      <text:p text:style-name="P9">Il faut apprendre de ses échecs et les accepter, expérimenter, recommencer.</text:p>
      <text:p text:style-name="P13"><text:span text:style-name="T7">Si on parle de l'utilisateur, il faut penser à la diversité des personnes que l'on souhaite atteindre. Il faut les analyser, les comprendre et voir leur sensibilité.</text:span></text:p>
      <text:p text:style-name="P12"><text:span text:style-name="T6">C</text:span><text:span text:style-name="T5">oncernant les utilisateurs, les populations touchées :</text:span></text:p>
      <text:list xml:id="list6468900425862211158" text:style-name="L1">
        <text:list-item>
          <text:p text:style-name="P10"><text:span text:style-name="T6">Comprendre les rêves, les désires, espoirs, idéaux, etc.</text:span></text:p>
        </text:list-item>
        <text:list-item>
          <text:p text:style-name="P11"><text:span text:style-name="T5">Respecter les sensibilités, les identités, les cultures, etc.</text:span></text:p>
        </text:list-item>
        <text:list-item>
          <text:p text:style-name="P11"><text:span text:style-name="T5">Comprendre les pratiques, les connaissances, les expériences, etc.</text:span></text:p>
        </text:list-item>
      </text:list>
      <text:p text:style-name="P12"><text:span text:style-name="T5"/></text:p>
      <text:p text:style-name="P15"><text:span text:style-name="T8">( </text:span><text:span text:style-name="T5">Il faut ne faut pas innover pour seulement 10 % mais aussi pour les 90 % restant </text:span><text:span text:style-name="T8">)</text:span></text:p>
      <text:p text:style-name="P14"><text:span text:style-name="T8"/></text:p>
      <text:p text:style-name="P16"><text:span text:style-name="T8">P</text:span><text:span text:style-name="T5">enser l'innovation comme une </text:span><text:span text:style-name="T11">école de la vie :</text:span><text:span text:style-name="T5"> Frugal + Flexible + Inclusif = Jugaal </text:span><text:span text:style-name="T9">(stratégie Indienne de l'innovation).</text:span></text:p>
      <text:p text:style-name="P17"><text:span text:style-name="T12">L</text:span><text:span text:style-name="T11">'innovation n'est que si elle est partagée par tout le monde. </text:span><text:span text:style-name="T5">— </text:span><text:span text:style-name="T10">Aristote ?</text:span></text:p>
      <text:h text:style-name="P18" text:outline-level="1"><text:soft-page-break/>Stratégie d'entreprise</text:h>
      <text:p text:style-name="P17"><text:span text:style-name="T10"/></text:p>
      <text:p text:style-name="P17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officeooo:rsid="00583be5" officeooo:paragraph-rsid="00583be5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agement</text:p>
      </style:header>
      <style:footer>
        <text:p text:style-name="MP2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3-15T12:08:16.215000000</dc:date>
    <meta:editing-duration>PT8H22M12S</meta:editing-duration>
    <meta:editing-cycles>196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20" meta:word-count="341" meta:character-count="2114" meta:non-whitespace-character-count="1795"/>
  </office:meta>
</office:document-meta>
</file>